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11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family="Ubuntu" style:font-pitch="variable" fo:font-size="22pt" style:font-size-asian="22pt" style:font-size-complex="22pt"/>
    </style:style>
    <style:style style:name="P5" style:family="paragraph">
      <style:text-properties fo:color="#000000" fo:font-family="Ubuntu" style:font-pitch="variable" fo:font-size="22pt" style:font-size-asian="22pt" style:font-size-complex="22pt"/>
    </style:style>
    <style:style style:name="P6" style:family="paragraph">
      <style:text-properties fo:font-family="Ubuntu" style:font-pitch="variable" fo:font-size="20pt" style:font-size-asian="20pt" style:font-size-complex="20pt"/>
    </style:style>
    <style:style style:name="P7" style:family="paragraph">
      <style:text-properties fo:color="#000000" fo:font-family="Ubuntu" style:font-pitch="variable"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00" fo:font-family="Ubuntu" style:font-pitch="variable" fo:font-size="22pt" style:font-size-asian="22pt" style:font-size-complex="22pt"/>
    </style:style>
    <style:style style:name="T4" style:family="text">
      <style:text-properties fo:color="#000000" fo:font-family="Ubuntu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" draw:id="id1" draw:layer="layout" svg:width="0.828cm" svg:height="0.828cm" svg:x="16.213cm" svg:y="1.60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828cm" svg:height="0.828cm" svg:x="14.556cm" svg:y="3.202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0.828cm" svg:height="0.828cm" svg:x="16.213cm" svg:y="3.202cm">
          <text:p text:style-name="P1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0.828cm" svg:height="0.828cm" svg:x="17.869cm" svg:y="3.20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0.828cm" svg:height="0.828cm" svg:x="15.329cm" svg:y="4.803cm">
          <text:p text:style-name="P1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0.828cm" svg:height="0.828cm" svg:x="17.041cm" svg:y="4.803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0.828cm" svg:height="0.828cm" svg:x="14.501cm" svg:y="6.304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0.828cm" svg:height="0.828cm" svg:x="16.047cm" svg:y="6.304cm">
          <text:p text:style-name="P1"><text:span text:style-name="T1">k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6.627cm" svg:y1="2.429cm" svg:x2="14.97cm" svg:y2="3.202cm" draw:start-shape="id1" draw:start-glue-point="2" draw:end-shape="id2" draw:end-glue-point="0" svg:d="m16627 2429-1657 773">
          <text:p/>
        </draw:connector>
        <draw:connector draw:style-name="gr2" draw:text-style-name="P2" draw:layer="layout" draw:type="line" svg:x1="16.627cm" svg:y1="2.429cm" svg:x2="16.627cm" svg:y2="3.202cm" draw:start-shape="id1" draw:start-glue-point="2" draw:end-shape="id3" draw:end-glue-point="0" svg:d="m16627 2429v773">
          <text:p/>
        </draw:connector>
        <draw:connector draw:style-name="gr2" draw:text-style-name="P2" draw:layer="layout" draw:type="line" svg:x1="16.627cm" svg:y1="2.429cm" svg:x2="18.283cm" svg:y2="3.202cm" draw:start-shape="id1" draw:start-glue-point="2" draw:end-shape="id4" svg:d="m16627 2429 1656 773">
          <text:p/>
        </draw:connector>
        <draw:connector draw:style-name="gr2" draw:text-style-name="P2" draw:layer="layout" draw:type="line" svg:x1="16.627cm" svg:y1="4.03cm" svg:x2="15.743cm" svg:y2="4.803cm" draw:start-shape="id3" draw:start-glue-point="2" draw:end-shape="id5" draw:end-glue-point="0" svg:d="m16627 4030-884 773">
          <text:p/>
        </draw:connector>
        <draw:connector draw:style-name="gr2" draw:text-style-name="P2" draw:layer="layout" draw:type="line" svg:x1="16.627cm" svg:y1="4.03cm" svg:x2="17.455cm" svg:y2="4.803cm" draw:start-shape="id3" draw:start-glue-point="2" draw:end-shape="id6" draw:end-glue-point="0" svg:d="m16627 4030 828 773">
          <text:p/>
        </draw:connector>
        <draw:connector draw:style-name="gr2" draw:text-style-name="P2" draw:layer="layout" draw:type="line" svg:x1="15.743cm" svg:y1="5.631cm" svg:x2="14.915cm" svg:y2="6.304cm" draw:end-shape="id7" draw:end-glue-point="0" svg:d="m15743 5631-828 673">
          <text:p/>
        </draw:connector>
        <draw:connector draw:style-name="gr2" draw:text-style-name="P2" draw:layer="layout" draw:type="line" svg:x1="15.743cm" svg:y1="5.631cm" svg:x2="16.461cm" svg:y2="6.304cm" draw:end-shape="id8" draw:end-glue-point="0" svg:d="m15743 5631 718 673">
          <text:p/>
        </draw:connector>
        <draw:frame draw:style-name="gr3" draw:text-style-name="P3" draw:layer="layout" svg:width="0.777cm" svg:height="0.806cm" svg:x="15.219cm" svg:y="2.157cm">
          <draw:text-box>
            <text:p text:style-name="P3"><text:span text:style-name="T2">1</text:span></text:p>
          </draw:text-box>
        </draw:frame>
        <draw:frame draw:style-name="gr3" draw:text-style-name="P3" draw:layer="layout" svg:width="0.777cm" svg:height="0.806cm" svg:x="16.655cm" svg:y="2.551cm">
          <draw:text-box>
            <text:p text:style-name="P3"><text:span text:style-name="T2">2</text:span></text:p>
          </draw:text-box>
        </draw:frame>
        <draw:frame draw:style-name="gr3" draw:text-style-name="P3" draw:layer="layout" svg:width="0.777cm" svg:height="0.806cm" svg:x="15.62cm" svg:y="3.757cm">
          <draw:text-box>
            <text:p text:style-name="P3"><text:span text:style-name="T2">1</text:span></text:p>
          </draw:text-box>
        </draw:frame>
        <draw:frame draw:style-name="gr3" draw:text-style-name="P3" draw:layer="layout" svg:width="0.777cm" svg:height="0.806cm" svg:x="14.72cm" svg:y="5.257cm">
          <draw:text-box>
            <text:p text:style-name="P3"><text:span text:style-name="T2">1</text:span></text:p>
          </draw:text-box>
        </draw:frame>
        <draw:frame draw:style-name="gr3" draw:text-style-name="P3" draw:layer="layout" svg:width="0.777cm" svg:height="0.806cm" svg:x="17.356cm" svg:y="2.251cm">
          <draw:text-box>
            <text:p text:style-name="P3"><text:span text:style-name="T2">3</text:span></text:p>
          </draw:text-box>
        </draw:frame>
        <draw:frame draw:style-name="gr3" draw:text-style-name="P3" draw:layer="layout" svg:width="0.777cm" svg:height="0.806cm" svg:x="17.057cm" svg:y="3.751cm">
          <draw:text-box>
            <text:p text:style-name="P3"><text:span text:style-name="T2">2</text:span></text:p>
          </draw:text-box>
        </draw:frame>
        <draw:frame draw:style-name="gr3" draw:text-style-name="P3" draw:layer="layout" svg:width="0.777cm" svg:height="0.806cm" svg:x="16.058cm" svg:y="5.351cm">
          <draw:text-box>
            <text:p text:style-name="P3"><text:span text:style-name="T2">2</text:span></text:p>
          </draw:text-box>
        </draw:frame>
        <draw:frame draw:style-name="gr4" draw:text-style-name="P5" draw:layer="layout" svg:width="6.043cm" svg:height="1.123cm" svg:x="1.67cm" svg:y="4.703cm">
          <draw:text-box>
            <text:p text:style-name="P4"><text:span text:style-name="T3">A(e,f(f(c,k),t),m)</text:span></text:p>
          </draw:text-box>
        </draw:frame>
        <draw:frame draw:style-name="gr4" draw:text-style-name="P7" draw:layer="layout" svg:width="3.076cm" svg:height="6.619cm" svg:x="10.371cm" svg:y="1.503cm">
          <draw:text-box>
            <text:p text:style-name="P6"><text:span text:style-name="T4">A</text:span></text:p>
            <text:p text:style-name="P6"><text:span text:style-name="T4">A1e</text:span></text:p>
            <text:p text:style-name="P6"><text:span text:style-name="T4">A2f</text:span></text:p>
            <text:p text:style-name="P6"><text:span text:style-name="T4">A2f1f</text:span></text:p>
            <text:p text:style-name="P6"><text:span text:style-name="T4">A2f1f1x</text:span></text:p>
            <text:p text:style-name="P6"><text:span text:style-name="T4">A2f1f2k</text:span></text:p>
            <text:p text:style-name="P6"><text:span text:style-name="T4">A2f2y</text:span></text:p>
            <text:p text:style-name="P6"><text:span text:style-name="T4">A3m</text:span></text:p>
          </draw:text-box>
        </draw:frame>
        <draw:custom-shape draw:style-name="gr5" draw:text-style-name="P2" draw:layer="layout" svg:width="2cm" svg:height="1.5cm" svg:x="7.897cm" svg:y="4.501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21.047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exander </meta:initial-creator>
    <meta:creation-date>2011-05-19T04:28:19</meta:creation-date>
    <dc:date>2011-05-19T04:29:07</dc:date>
    <dc:creator>alexander </dc:creator>
    <meta:editing-duration>PT49S</meta:editing-duration>
    <meta:editing-cycles>1</meta:editing-cycles>
    <meta:document-statistic meta:object-count="25"/>
    <meta:generator>LibreOffice/3.3$Linux LibreOffice_project/330m19$Build-202</meta:generator>
  </office:meta>
</office:document-meta>
</file>